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.5in" style:auto-text-indent="false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2">
      <style:paragraph-properties fo:margin-left="1in" fo:margin-right="0in" fo:text-indent="-0.25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1in" fo:margin-right="0in" fo:text-indent="0in" style:auto-text-indent="false"/>
    </style:style>
    <style:style style:name="P7" style:family="paragraph" style:parent-style-name="Heading_20_4" style:master-page-name="Standard">
      <loext:graphic-properties draw:fill="solid" draw:fill-color="#ffffff"/>
      <style:paragraph-properties fo:margin-top="0in" fo:margin-bottom="0.028in" loext:contextual-spacing="false" fo:line-height="120%" fo:text-align="center" style:justify-single-word="false" fo:keep-together="auto" style:page-number="1" fo:background-color="#ffffff" fo:keep-with-next="auto"/>
    </style:style>
    <style:style style:name="T1" style:family="text">
      <style:text-properties fo:color="#212529" style:font-name="Roboto" fo:font-size="20pt" style:font-name-asian="Roboto1" style:font-size-asian="20pt" style:font-name-complex="Roboto1" style:font-size-complex="20pt"/>
    </style:style>
    <style:style style:name="T2" style:family="text">
      <style:text-properties fo:font-weight="bold" style:font-weight-asian="bold"/>
    </style:style>
    <style:style style:name="T3" style:family="text">
      <style:text-properties fo:color="#333333" fo:font-size="13pt" style:font-size-asian="13pt" style:font-size-complex="13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bmzq8wbzs3qq"/><text:span text:style-name="T1">Обработка <text:s text:c="49"/>216130</text:span></text:p>
      <text:p text:style-name="Standard"/>
      <text:p text:style-name="Standard">Уред за сликање: <text:span text:style-name="T2">Apple Iphone 14 Pro Max</text:span></text:p>
      <text:p text:style-name="Standard">Спецификации на сликање:</text:p>
      <text:p text:style-name="P1"><text:span text:style-name="T3">HEIF 48 MP</text:span></text:p>
      <text:list xml:id="list1621615378" text:style-name="WWNum1">
        <text:list-item>
          <text:p text:style-name="P2">Focal Length: 6.86mm</text:p>
        </text:list-item>
        <text:list-item>
          <text:p text:style-name="P2">Aperture: f/1.78</text:p>
        </text:list-item>
        <text:list-item>
          <text:p text:style-name="P2">Resolution: 6048 x 8064 pixels</text:p>
        </text:list-item>
      </text:list>
      <text:p text:style-name="Standard"/>
      <text:p text:style-name="Standard"/>
      <text:p text:style-name="Standard"><text:span text:style-name="T2">Слика</text:span> dnevna-dvizhenje-00<text:line-break/>-Конвертирано во .jpg формат со истото име<text:line-break/>-Отворено во RawTherapee</text:p>
      <text:list xml:id="list2214046381" text:style-name="WWNum2">
        <text:list-item>
          <text:p text:style-name="P3">Exposure:</text:p>
          <text:list>
            <text:list-item>
              <text:p text:style-name="P4">коригирање на почетната експозиција зачувана во RAW форматот.<text:line-break/>(Намалување за по синематичен ефект)</text:p>
            </text:list-item>
          </text:list>
        </text:list-item>
        <text:list-item>
          <text:p text:style-name="P3">White Balance:</text:p>
          <text:list>
            <text:list-item>
              <text:p text:style-name="P4">Подесување балансот на бело ако сликата изгледа премногу топла или премногу ладна.<text:line-break/>(Потопли бои за пореалистичен тон)</text:p>
            </text:list-item>
          </text:list>
        </text:list-item>
        <text:list-item>
          <text:p text:style-name="P3">Soft Light:</text:p>
          <text:list>
            <text:list-item>
              <text:p text:style-name="P4">подобрување на изгледот и нежниот изглед на фотографијата, намалувајќи остри светлини и сенки.<text:line-break/>(намлување на сенките за .75)</text:p>
            </text:list-item>
          </text:list>
        </text:list-item>
        <text:list-item>
          <text:p text:style-name="P3">Curves:</text:p>
          <text:list>
            <text:list-item>
              <text:p text:style-name="P4">Подесувањата на кривите за подобри бои/контраст<text:line-break/>(Зголемување на кривите во White-Area)<text:line-break/>(Red Curve зголемено)</text:p>
            </text:list-item>
          </text:list>
        </text:list-item>
        <text:list-item>
          <text:p text:style-name="P3">Sharpening Edge:</text:p>
          <text:list>
            <text:list-item>
              <text:p text:style-name="P4">зголемување на деталите и рубовите во фотографијата без да влијае на општата глаткост.</text:p>
            </text:list-item>
          </text:list>
        </text:list-item>
        <text:list-item>
          <text:p text:style-name="P3">Vibrance:</text:p>
          <text:list>
            <text:list-item>
              <text:p text:style-name="P4">контрола на интензитетот на послабите бои во сликата.<text:line-break/>(Vibrance +3)</text:p>
            </text:list-item>
          </text:list>
        </text:list-item>
        <text:list-item>
          <text:p text:style-name="P3">Color Profile Check:</text:p>
          <text:list>
            <text:list-item>
              <text:p text:style-name="P4">Осигурување на точниот профил на бои е суштинско за точно претставување на боите.<text:line-break/>(SRGB, ProRaw color profile)</text:p>
            </text:list-item>
          </text:list>
        </text:list-item>
      </text:list>
      <text:p text:style-name="P5"><text:soft-page-break/><text:span text:style-name="T2">CUBE Lut:</text:span></text:p>
      <text:p text:style-name="P5">Применет 3D Look-Up Table за дополнително фина прилагодување на боите и тоновите во сликата.<text:line-break/>(BLEND 15%)</text:p>
      <text:p text:style-name="P5">Конвертирано во .PNG со 12bit (подлабоко факаќе на боите)</text:p>
      <text:p text:style-name="Standard">—-----------------------------------------------------------------------------------------------------------------------</text:p>
      <text:p text:style-name="Standard"/>
      <text:p text:style-name="Standard"><text:span text:style-name="T2">Слика</text:span> dnevna-statichna-00<text:line-break/>-Конвертирано во .jpg формат со истото име<text:line-break/>-Отворено во RawTherapee</text:p>
      <text:list xml:id="list141544138267701" text:continue-numbering="true" text:style-name="WWNum2">
        <text:list-item>
          <text:p text:style-name="P3">Exposure:</text:p>
          <text:list>
            <text:list-item>
              <text:p text:style-name="P4">коригирање на почетната експозиција зачувана во RAW форматот.<text:line-break/>(Намалување за по синематичен ефект)</text:p>
            </text:list-item>
          </text:list>
        </text:list-item>
        <text:list-item>
          <text:p text:style-name="P3">White Balance:</text:p>
          <text:list>
            <text:list-item>
              <text:p text:style-name="P4">Подесување балансот на бело ако сликата изгледа премногу топла или премногу ладна.<text:line-break/>(Потопли бои за пореалистичен тон)</text:p>
            </text:list-item>
          </text:list>
        </text:list-item>
        <text:list-item>
          <text:p text:style-name="P3">Soft Light:</text:p>
          <text:list>
            <text:list-item>
              <text:p text:style-name="P4">подобрување на изгледот и нежниот изглед на фотографијата, намалувајќи остри светлини и сенки.<text:line-break/>(намлување на сенките за .75)</text:p>
            </text:list-item>
          </text:list>
        </text:list-item>
        <text:list-item>
          <text:p text:style-name="P3">Curves:</text:p>
          <text:list>
            <text:list-item>
              <text:p text:style-name="P4">Подесувањата на кривите за подобри бои/контраст<text:line-break/>(Зголемување на кривите во White-Area)<text:line-break/>(Red Curve зголемено)</text:p>
            </text:list-item>
          </text:list>
        </text:list-item>
        <text:list-item>
          <text:p text:style-name="P3">Sharpening Edge:</text:p>
          <text:list>
            <text:list-item>
              <text:p text:style-name="P4">зголемување на деталите и рубовите во фотографијата без да влијае на општата глаткост.</text:p>
            </text:list-item>
          </text:list>
        </text:list-item>
        <text:list-item>
          <text:p text:style-name="P3">Vibrance:</text:p>
          <text:list>
            <text:list-item>
              <text:p text:style-name="P4">контрола на интензитетот на послабите бои во сликата.<text:line-break/>(Vibrance +5)</text:p>
            </text:list-item>
          </text:list>
        </text:list-item>
        <text:list-item>
          <text:p text:style-name="P3">Color Profile Check:</text:p>
          <text:list>
            <text:list-item>
              <text:p text:style-name="P4">Осигурување на точниот профил на бои е суштинско за точно претставување на боите.<text:line-break/>(SRGB, ProRaw color profile)</text:p>
            </text:list-item>
          </text:list>
        </text:list-item>
      </text:list>
      <text:p text:style-name="Standard"><text:span text:style-name="T2">CUBE Lut:</text:span></text:p>
      <text:p text:style-name="Standard">Применет 3D Look-Up Table за дополнително фина прилагодување на боите и тоновите во сликата.<text:line-break/>(BLEND 5%)</text:p>
      <text:p text:style-name="Standard">Конвертирано во .PNG со 12bit (подлабоко факаќе на боите)</text:p>
      <text:p text:style-name="Standard"/>
      <text:p text:style-name="Standard">—-----------------------------------------------------------------------------------------------------------------------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text:span text:style-name="T2">Слика</text:span> nokjna-statichna-00<text:line-break/>-Конвертирано во .jpg формат со истото име<text:line-break/>-Отворено во RawTherapee</text:p>
      <text:list xml:id="list141542872589822" text:continue-numbering="true" text:style-name="WWNum2">
        <text:list-item>
          <text:p text:style-name="P3">Exposure:</text:p>
          <text:list>
            <text:list-item>
              <text:p text:style-name="P4">коригирање на почетната експозиција зачувана во RAW форматот.<text:line-break/>(Зголемува за по реалистична слика)</text:p>
            </text:list-item>
          </text:list>
        </text:list-item>
      </text:list>
      <text:p text:style-name="P6">(+30)</text:p>
      <text:list xml:id="list141543569000802" text:continue-numbering="true" text:style-name="WWNum2">
        <text:list-item>
          <text:p text:style-name="P3">White Balance:</text:p>
          <text:list>
            <text:list-item>
              <text:p text:style-name="P4">Подесување балансот на бело ако сликата изгледа премногу топла или премногу ладна.<text:line-break/>(Поладни бои за естетичен тон)</text:p>
            </text:list-item>
          </text:list>
        </text:list-item>
        <text:list-item>
          <text:p text:style-name="P3">Soft Light:</text:p>
          <text:list>
            <text:list-item>
              <text:p text:style-name="P4">подобрување на изгледот и нежниот изглед на фотографијата, намалувајќи остри светлини и сенки.<text:line-break/>(Зголемување на видливоста на сенките за +5)</text:p>
            </text:list-item>
          </text:list>
        </text:list-item>
        <text:list-item>
          <text:p text:style-name="P3">Curves:</text:p>
          <text:list>
            <text:list-item>
              <text:p text:style-name="P4">Подесувањата на кривите за подобри бои/контраст<text:line-break/>(Намалување на кривите во White-Area)<text:line-break/>(Blue Curve зголемено)</text:p>
            </text:list-item>
          </text:list>
        </text:list-item>
        <text:list-item>
          <text:p text:style-name="P3">Sharpening Edge:</text:p>
          <text:list>
            <text:list-item>
              <text:p text:style-name="P4">зголемување на деталите и рубовите во фотографијата без да влијае на општата глаткост.</text:p>
            </text:list-item>
          </text:list>
        </text:list-item>
        <text:list-item>
          <text:p text:style-name="P3">Vibrance:</text:p>
          <text:list>
            <text:list-item>
              <text:p text:style-name="P4">контрола на интензитетот на послабите бои во сликата.<text:line-break/>(Vibrance -3)</text:p>
            </text:list-item>
          </text:list>
        </text:list-item>
        <text:list-item>
          <text:p text:style-name="P3">Color Profile Check:</text:p>
          <text:list>
            <text:list-item>
              <text:p text:style-name="P4">Осигурување на точниот профил на бои е суштинско за точно претставување на боите.<text:line-break/>(SRGB, ProRaw color profile)</text:p>
            </text:list-item>
          </text:list>
        </text:list-item>
      </text:list>
      <text:p text:style-name="Standard"><text:span text:style-name="T2">CUBE Lut:</text:span></text:p>
      <text:p text:style-name="Standard">Применет 3D Look-Up Table за дополнително фина прилагодување на боите и тоновите во сликата.<text:line-break/>(BLEND 10%)</text:p>
      <text:p text:style-name="Standard">Конвертирано во .PNG со 12bit (подлабоко факаќе на боите)</text:p>
      <text:p text:style-name="Standard"/>
      <text:p text:style-name="Standard">—-----------------------------------------------------------------------------------------------------------------------</text:p>
      <text:p text:style-name="Standard"><text:soft-page-break/><text:span text:style-name="T2">Слика</text:span> nokjna-dvizhenje-00<text:line-break/>-Конвертирано во .jpg формат со истото име<text:line-break/>-Отворено во RawTherapee</text:p>
      <text:list xml:id="list141543351913313" text:continue-numbering="true" text:style-name="WWNum2">
        <text:list-item>
          <text:p text:style-name="P3">Exposure:</text:p>
          <text:list>
            <text:list-item>
              <text:p text:style-name="P4">коригирање на почетната експозиција зачувана во RAW форматот.<text:line-break/>(Зголемува за по реалистична слика)</text:p>
            </text:list-item>
          </text:list>
        </text:list-item>
      </text:list>
      <text:p text:style-name="P6">(+15)</text:p>
      <text:list xml:id="list141543256098758" text:continue-numbering="true" text:style-name="WWNum2">
        <text:list-item>
          <text:p text:style-name="P3">White Balance:</text:p>
          <text:list>
            <text:list-item>
              <text:p text:style-name="P4">Подесување балансот на бело ако сликата изгледа премногу топла или премногу ладна.<text:line-break/>(Топли бои за реалистичен ефект)</text:p>
            </text:list-item>
          </text:list>
        </text:list-item>
        <text:list-item>
          <text:p text:style-name="P3">Soft Light:</text:p>
          <text:list>
            <text:list-item>
              <text:p text:style-name="P4">подобрување на изгледот и нежниот изглед на фотографијата, намалувајќи остри светлини и сенки.<text:line-break/>(Зголемување на видливоста на сенките за +5)</text:p>
            </text:list-item>
          </text:list>
        </text:list-item>
        <text:list-item>
          <text:p text:style-name="P3">Curves:</text:p>
          <text:list>
            <text:list-item>
              <text:p text:style-name="P4">Подесувањата на кривите за подобри бои/контраст<text:line-break/>(Намалување на кривите во White-Area)<text:line-break/>(Blue Curve зголемено)</text:p>
            </text:list-item>
          </text:list>
        </text:list-item>
      </text:list>
      <text:p text:style-name="P6">(Red Curve зголемено)</text:p>
      <text:list xml:id="list141543473345298" text:continue-numbering="true" text:style-name="WWNum2">
        <text:list-item>
          <text:p text:style-name="P3">Sharpening Edge:</text:p>
          <text:list>
            <text:list-item>
              <text:p text:style-name="P4">зголемување на деталите и рубовите во фотографијата без да влијае на општата глаткост.<text:line-break/>(Sharpening +5)</text:p>
            </text:list-item>
          </text:list>
        </text:list-item>
        <text:list-item>
          <text:p text:style-name="P3">Vibrance:</text:p>
          <text:list>
            <text:list-item>
              <text:p text:style-name="P4">контрола на интензитетот на послабите бои во сликата.<text:line-break/>(Vibrance +10.3)</text:p>
            </text:list-item>
          </text:list>
        </text:list-item>
        <text:list-item>
          <text:p text:style-name="P3">Color Profile Check:</text:p>
          <text:list>
            <text:list-item>
              <text:p text:style-name="P4">Осигурување на точниот профил на бои е суштинско за точно претставување на боите.<text:line-break/>(ProRaw color profile)</text:p>
            </text:list-item>
          </text:list>
        </text:list-item>
      </text:list>
      <text:p text:style-name="Standard"><text:span text:style-name="T2">CUBE Lut:</text:span></text:p>
      <text:p text:style-name="Standard">Применет 3D Look-Up Table за дополнително фина прилагодување на боите и тоновите во сликата.<text:line-break/>(BLEND 10%)</text:p>
      <text:p text:style-name="Standard">Конвертирано во .PNG со 12bit (подлабоко факаќе на боите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85" meta:word-count="710" meta:character-count="4925" meta:non-whitespace-character-count="4310"/>
    <meta:generator>LibreOfficeDev/6.0.5.2$Linux_X86_64 LibreOffice_project/</meta:generator>
  </office:meta>
</office:document-meta>
</file>